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rsid="0017a89a" officeooo:paragraph-rsid="0017a89a"/>
    </style:style>
    <style:style style:name="P2" style:family="paragraph" style:parent-style-name="Heading_20_1">
      <style:paragraph-properties fo:break-before="page"/>
      <style:text-properties officeooo:rsid="0017a89a" officeooo:paragraph-rsid="0017a89a"/>
    </style:style>
    <style:style style:name="P3" style:family="paragraph" style:parent-style-name="Text_20_body">
      <style:text-properties officeooo:rsid="0017a89a" officeooo:paragraph-rsid="0017a89a"/>
    </style:style>
    <style:style style:name="P4" style:family="paragraph" style:parent-style-name="Text_20_body">
      <style:text-properties officeooo:paragraph-rsid="0017a89a"/>
    </style:style>
    <style:style style:name="T1" style:family="text">
      <style:text-properties officeooo:rsid="00185b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istory</text:h>
      <text:p text:style-name="Text_20_body">Rhythms of Resistance take some of their inspiration from the "blocos-afros" bands (e.g. Olodum or Ilê Aiyê) that emerged in the mid-1970s in Salvadore, in the Bahia region of Brazil. These bands were formed as expressions of black awareness, in defiance of a military dictatorship which viewed any "cultural" group as potentially "communist" and ruthlessly suppressed them. Blocos-afros bands were responsible for blending traditional samba rhythms with reggae, salsa and merengue to create the samba style now known as Samba Reggae. Today many of these bands still campaign for freedom, human rights and equal opportunities, and fight against social injustice and racism</text:p>
      <text:p text:style-name="Text_20_body">The first Rhythms of Resistance band formed 2000 in London, in reaction against the repression of Reclaim The Streets happenings by the police. Rhythms of Resistance formed as part of the UK Earth First action against the IMF / World Bank in Prague in September 2000. A Pink and Silver carnival bloc, focused around a 55 piece band, detached itself from a march of 67000 and outmanouvered police resources defending the IMF annual summit. With an international ’black bloc’ and a large contingent from the Italian movement, ’Ya Basta’, three diverse forms of direct action worked towards a common goal and resulted in the shut down of the IMF summit. From then on, along with the movement against capitalist globalisation, one group after the other popped up - now we’re all over Europe and occasional in the rest of the world.</text:p>
      <text:h text:style-name="P1" text:outline-level="1">The Network</text:h>
      <text:p text:style-name="Text_20_body">The Rhythms of Resistance (RoR) network of activist samba drum bands comprises more than 30 separate activist samba drum bands all over the world. RoR is descended from the pink and silver "tactical frivolity" bloc (aka the "silly stunts and fluffy stuff" section) of the anti-Globalisation campaigns of the 1990s and early 2000s. As such, the use of tactical frivolity, carnival and creativity are a defining hallmark of bands in the RoR network (it is also why many of the bands in the RoR network wear pink when out and about).</text:p>
      <text:p text:style-name="Text_20_body"><text:soft-page-break/>All the bands in the RoR network play the same tunes and try and use the same hand signals. This means at large events, different bands can join up to form a large and exuberant bateria.</text:p>
      <text:p text:style-name="Text_20_body">RoR bands work on a decentralised and democratic basis. All decisions within each band are made by consensus. No-one is "in charge" and those who have just joined the band have the same voice as those who have been members for many years. Each band operates independently, joining campaigns and actions that they themselves support, but they may join together for national demos etc. At large events, where multiple bands meet up and play together, mestres may come from any of the bands present, swapping in and out as mood and movement takes them.</text:p>
      <text:p text:style-name="Text_20_body">Although each band in the network is a independent entity answerable only to its members, they all share some common beliefs and values that define the Rhythms of Resistance network as a whole :</text:p>
      <text:h text:style-name="P1" text:outline-level="1">Principles</text:h>
      <text:p text:style-name="Text_20_body">We are a transnational anti-hierarchical anticapitalist, antisexist and antiracist network fighting for social and ecological justice.</text:p>
      <text:p text:style-name="Text_20_body">We are activists using samba as a form of political action.</text:p>
      <text:p text:style-name="Text_20_body">We use tactical frivolity, inspired by carnival to confront and criticize any system of domination.</text:p>
      <text:p text:style-name="Text_20_body">We also directly support everybody experiencing or struggling against exploitation, discrimination and oppression, without compromising our principles.</text:p>
      <text:p text:style-name="Text_20_body">We reject any false opposition between militancy and creative forms of resistance.</text:p>
      <text:p text:style-name="Text_20_body">Even if we are different bands operating in a decentralized fashion, we aim to maximise participation in our collective process.</text:p>
      <text:p text:style-name="Text_20_body">We are an open network to any people who share our principle.</text:p>
      <text:p text:style-name="Text_20_body">Come with us! We have everything to play for!</text:p>
      <text:h text:style-name="P2" text:outline-level="1">RoR Player</text:h>
      <text:p text:style-name="P3">On <text:a xlink:type="simple" xlink:href="https://player.rhythms-of-resistance.org/" text:style-name="Internet_20_link" text:visited-style-name="Visited_20_Internet_20_Link">https://player.rhythms-of-resistance.org/</text:a>, you can find a player for all RoR tunes, where you can look at the tune sheets, listen to them, combine them in different ways, modify them, and even create your own tunes.</text:p>
      <text:p text:style-name="P3">On the left side, you see the tune list. When you click on a tune, you will see a list of all the breaks that belong to it. There is a Play button to listen to them once. On top of the tune list, you can search for specific tunes. By default, only the most common tunes are displayed. You can change that by selecting “All tunes” in the dropdown menu.</text:p>
      <text:p text:style-name="P3">On the right side, you can create a song. For this, either click on the plus sign on a tune/break in the tune list, or you drag it into the song. If you drag it to the row of one instrument, only this instrument will play it, if you drag it into the “All” row that appears on the bottom of the song player, all instruments will play it. To change which instruments play a tune/break, either drag it around, or click on the hand to select the instruments, or use the resize handle in the bottom right of a tune/break block.</text:p>
      <text:p text:style-name="P3">Click the green play button to listen to your song. With the slider on top, you can change the playback speed, and next to each instrument there is a mute button and a headphones button to only listen to that particular instrument.</text:p>
      <text:p text:style-name="P3">When you click on the pen (Edit) symbol on a tune/break, the tune sheet for that tune/break is opened. You can change the tune sheet, even while it is playing, by clicking in any place and selecting what kind of stroke the instrument should be playing there.</text:p>
      <text:p text:style-name="P4"><text:span text:style-name="T1">You can create create your own tunes by clicking “New tune” in the bottom of the tune list. Any modifications that you make to existing tunes and any tunes that you create are saved in your browser, so when you restart your computer, they are still there, but to share them with other people, you need to click on “Tools” → “Share” to generate a link that contains your tunes. When opening a link that someone else sent you, use the “History” button on the top right to go back to the tunes/songs that you had created bef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1"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20%" fo:text-align="justify" style:justify-single-word="false" fo:hyphenation-ladder-count="no-limit" style:page-number="auto" style:writing-mode="page"/>
      <style:text-properties fo:hyphenate="true" fo:hyphenation-remain-char-count="2" fo:hyphenation-push-char-count="2"/>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99cm" fo:margin-bottom="0.21cm" loext:contextual-spacing="false" style:writing-mode="page"/>
      <style:text-properties fo:text-transform="uppercase" fo:font-size="14pt"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23:43:18.822683814</meta:creation-date>
    <dc:date>2017-05-09T18:18:19.432805519</dc:date>
    <meta:editing-duration>PT3H45M44S</meta:editing-duration>
    <meta:editing-cycles>6</meta:editing-cycles>
    <meta:generator>LibreOffice/5.3.2.2$Linux_X86_64 LibreOffice_project/30m0$Build-2</meta:generator>
    <meta:document-statistic meta:table-count="0" meta:image-count="0" meta:object-count="0" meta:page-count="3" meta:paragraph-count="24" meta:word-count="1011" meta:character-count="5860" meta:non-whitespace-character-count="4873"/>
  </office:meta>
</office:document-meta>
</file>